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T1" style:family="text">
      <style:text-properties officeooo:rsid="0020b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, <text:span text:style-name="T1">prix a 7chiff (99 999.99) [8caractères] </text:span></text:p>
      <text:p text:style-name="P2"/>
      <text:p text:style-name="P2">refaire message : <text:s/>ache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19T10:16:32.812743449</dc:date>
    <meta:editing-duration>PT22M39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31" meta:character-count="176" meta:non-whitespace-character-count="145"/>
  </office:meta>
</office:document-meta>
</file>